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3.6%"/>
    </style:style>
  </office:automatic-styles>
  <office:body>
    <office:text text:use-soft-page-breaks="true">
      <text:p text:style-name="P1">Dissertation Plan</text:p>
      <text:p text:style-name="Normal">Background and introduction: Why is this topic interesting and what is the topic, what does the project do, what does it relate to?</text:p>
      <text:p text:style-name="Normal">Project Development: UI Development, OpenCL integration, Picker, Algorithm design and other bits</text:p>
      <text:p text:style-name="Normal">Testing and Project Management:</text:p>
      <text:p text:style-name="Normal">Conclusion:</text:p>
      <text:p text:style-name="Normal"/>
      <text:p text:style-name="Normal">NEXT MEETING: WEDNESDAY 18<text:span text:style-name="T2">TH</text:span><text:s/>1030am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athan Garrett</meta:initial-creator>
    <dc:creator>Nathan Garrett</dc:creator>
    <meta:creation-date>2018-04-13T12:47:00Z</meta:creation-date>
    <dc:date>2018-04-13T15:54:00Z</dc:date>
    <meta:template xlink:href="Normal.dotm" xlink:type="simple"/>
    <meta:editing-cycles>4</meta:editing-cycles>
    <meta:editing-duration>PT5040S</meta:editing-duration>
    <meta:document-statistic meta:page-count="1" meta:paragraph-count="1" meta:word-count="49" meta:character-count="329" meta:row-count="2" meta:non-whitespace-character-count="281"/>
  </office:meta>
</office:document-meta>
</file>